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e10" officeooo:paragraph-rsid="00043e10"/>
    </style:style>
    <style:style style:name="P2" style:family="paragraph" style:parent-style-name="Standard">
      <style:text-properties fo:font-weight="bold" officeooo:rsid="00043e10" officeooo:paragraph-rsid="00043e1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43e10" officeooo:paragraph-rsid="00043e1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3e10" officeooo:paragraph-rsid="00043e1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2896" officeooo:paragraph-rsid="001c2896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588c0" officeooo:paragraph-rsid="000588c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88292" officeooo:paragraph-rsid="00088292" style:font-weight-asian="normal" style:font-weight-complex="normal"/>
    </style:style>
    <style:style style:name="P8" style:family="paragraph" style:parent-style-name="Standard">
      <style:text-properties officeooo:rsid="000588c0" officeooo:paragraph-rsid="000588c0"/>
    </style:style>
    <style:style style:name="P9" style:family="paragraph" style:parent-style-name="Standard">
      <style:text-properties officeooo:rsid="000588c0" officeooo:paragraph-rsid="0006ab25"/>
    </style:style>
    <style:style style:name="P10" style:family="paragraph" style:parent-style-name="Standard">
      <style:text-properties officeooo:rsid="0006ab25" officeooo:paragraph-rsid="0006ab25"/>
    </style:style>
    <style:style style:name="P11" style:family="paragraph" style:parent-style-name="Standard">
      <style:text-properties officeooo:rsid="00088292" officeooo:paragraph-rsid="00088292"/>
    </style:style>
    <style:style style:name="P12" style:family="paragraph" style:parent-style-name="Standard">
      <style:text-properties officeooo:rsid="0008bf8d" officeooo:paragraph-rsid="0008bf8d"/>
    </style:style>
    <style:style style:name="P13" style:family="paragraph" style:parent-style-name="Standard">
      <style:text-properties officeooo:rsid="000b8a62" officeooo:paragraph-rsid="000b8a62"/>
    </style:style>
    <style:style style:name="P14" style:family="paragraph" style:parent-style-name="Standard">
      <style:text-properties officeooo:rsid="000bf880" officeooo:paragraph-rsid="000bf880"/>
    </style:style>
    <style:style style:name="P15" style:family="paragraph" style:parent-style-name="Standard">
      <style:text-properties fo:font-weight="normal" officeooo:rsid="000e0bd7" officeooo:paragraph-rsid="000e0bd7" style:font-weight-asian="normal" style:font-weight-complex="normal"/>
    </style:style>
    <style:style style:name="P16" style:family="paragraph" style:parent-style-name="Standard">
      <style:text-properties fo:font-weight="normal" officeooo:rsid="0010d87d" officeooo:paragraph-rsid="0010d87d" style:font-weight-asian="normal" style:font-weight-complex="normal"/>
    </style:style>
    <style:style style:name="P17" style:family="paragraph" style:parent-style-name="Standard">
      <style:text-properties fo:font-weight="normal" officeooo:rsid="0014d398" officeooo:paragraph-rsid="0014d398" style:font-weight-asian="normal" style:font-weight-complex="normal"/>
    </style:style>
    <style:style style:name="P18" style:family="paragraph" style:parent-style-name="Standard">
      <style:text-properties fo:font-weight="normal" officeooo:rsid="00184451" officeooo:paragraph-rsid="00184451" style:font-weight-asian="normal" style:font-weight-complex="normal"/>
    </style:style>
    <style:style style:name="P19" style:family="paragraph" style:parent-style-name="Standard">
      <style:text-properties officeooo:rsid="00164f48" officeooo:paragraph-rsid="00164f48"/>
    </style:style>
    <style:style style:name="P20" style:family="paragraph" style:parent-style-name="Standard">
      <style:text-properties officeooo:rsid="0016695b" officeooo:paragraph-rsid="0016695b"/>
    </style:style>
    <style:style style:name="P21" style:family="paragraph" style:parent-style-name="Standard">
      <style:text-properties officeooo:rsid="00181fbd" officeooo:paragraph-rsid="00181fbd"/>
    </style:style>
    <style:style style:name="P22" style:family="paragraph" style:parent-style-name="Standard">
      <style:text-properties officeooo:rsid="0019427a" officeooo:paragraph-rsid="0019427a"/>
    </style:style>
    <style:style style:name="P23" style:family="paragraph" style:parent-style-name="Standard">
      <style:text-properties officeooo:rsid="001c2896" officeooo:paragraph-rsid="001c2896"/>
    </style:style>
    <style:style style:name="P24" style:family="paragraph" style:parent-style-name="Standard">
      <style:text-properties officeooo:rsid="001d2882" officeooo:paragraph-rsid="001d2882"/>
    </style:style>
    <style:style style:name="P25" style:family="paragraph" style:parent-style-name="Standard">
      <style:text-properties fo:color="#000000" loext:opacity="100%" officeooo:rsid="0006ab25" officeooo:paragraph-rsid="0006ab25"/>
    </style:style>
    <style:style style:name="P26" style:family="paragraph" style:parent-style-name="Standard">
      <style:text-properties fo:color="#000000" loext:opacity="100%" officeooo:rsid="0026cd5e" officeooo:paragraph-rsid="0026cd5e"/>
    </style:style>
    <style:style style:name="P27" style:family="paragraph" style:parent-style-name="Standard">
      <style:text-properties fo:color="#000000" loext:opacity="100%" officeooo:rsid="002b4b51" officeooo:paragraph-rsid="002b4b51"/>
    </style:style>
    <style:style style:name="P28" style:family="paragraph" style:parent-style-name="Standard">
      <style:text-properties fo:color="#000000" loext:opacity="100%" officeooo:rsid="002d1af4" officeooo:paragraph-rsid="002d1af4"/>
    </style:style>
    <style:style style:name="P29" style:family="paragraph" style:parent-style-name="Standard">
      <style:text-properties fo:color="#000000" loext:opacity="100%" officeooo:rsid="002db373" officeooo:paragraph-rsid="002db373"/>
    </style:style>
    <style:style style:name="P30" style:family="paragraph" style:parent-style-name="Standard">
      <style:text-properties fo:color="#000000" loext:opacity="100%" officeooo:rsid="002e8a20" officeooo:paragraph-rsid="002e8a20"/>
    </style:style>
    <style:style style:name="P31" style:family="paragraph" style:parent-style-name="Standard">
      <style:text-properties fo:color="#000000" loext:opacity="100%" officeooo:rsid="0031d9c3" officeooo:paragraph-rsid="0031d9c3"/>
    </style:style>
    <style:style style:name="P32" style:family="paragraph" style:parent-style-name="Standard">
      <style:text-properties fo:color="#000000" loext:opacity="100%" officeooo:rsid="00043e10" officeooo:paragraph-rsid="00043e10"/>
    </style:style>
    <style:style style:name="P33" style:family="paragraph" style:parent-style-name="Standard">
      <style:text-properties fo:color="#ff0000" loext:opacity="100%" officeooo:rsid="001e739a" officeooo:paragraph-rsid="001e739a"/>
    </style:style>
    <style:style style:name="P34" style:family="paragraph" style:parent-style-name="Standard">
      <style:text-properties officeooo:rsid="00043e10" officeooo:paragraph-rsid="00043e10"/>
    </style:style>
    <style:style style:name="P35" style:family="paragraph" style:parent-style-name="Standard">
      <style:text-properties officeooo:rsid="00202a0a" officeooo:paragraph-rsid="00202a0a"/>
    </style:style>
    <style:style style:name="P36" style:family="paragraph" style:parent-style-name="Standard">
      <style:text-properties officeooo:rsid="0023290d" officeooo:paragraph-rsid="0023290d"/>
    </style:style>
    <style:style style:name="P37" style:family="paragraph" style:parent-style-name="Standard">
      <style:text-properties officeooo:rsid="002b4b51" officeooo:paragraph-rsid="002b4b51"/>
    </style:style>
    <style:style style:name="P38" style:family="paragraph" style:parent-style-name="Standard">
      <style:text-properties officeooo:rsid="00308684" officeooo:paragraph-rsid="00308684"/>
    </style:style>
    <style:style style:name="P39" style:family="paragraph" style:parent-style-name="Standard">
      <style:text-properties officeooo:rsid="0031d9c3" officeooo:paragraph-rsid="0031d9c3"/>
    </style:style>
    <style:style style:name="T1" style:family="text">
      <style:text-properties officeooo:rsid="0006ab25"/>
    </style:style>
    <style:style style:name="T2" style:family="text">
      <style:text-properties style:text-underline-style="none" fo:font-weight="normal" officeooo:rsid="0006ab25" style:font-weight-asian="normal" style:font-weight-complex="normal"/>
    </style:style>
    <style:style style:name="T3" style:family="text">
      <style:text-properties officeooo:rsid="000714e3"/>
    </style:style>
    <style:style style:name="T4" style:family="text">
      <style:text-properties officeooo:rsid="00088292"/>
    </style:style>
    <style:style style:name="T5" style:family="text">
      <style:text-properties officeooo:rsid="0009aea3"/>
    </style:style>
    <style:style style:name="T6" style:family="text">
      <style:text-properties officeooo:rsid="000b8a62"/>
    </style:style>
    <style:style style:name="T7" style:family="text">
      <style:text-properties officeooo:rsid="000bf88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aea3" style:font-weight-asian="bold" style:font-weight-complex="bold"/>
    </style:style>
    <style:style style:name="T10" style:family="text">
      <style:text-properties fo:font-weight="bold" officeooo:rsid="000b8a62" style:font-weight-asian="bold" style:font-weight-complex="bold"/>
    </style:style>
    <style:style style:name="T11" style:family="text">
      <style:text-properties fo:font-weight="bold" officeooo:rsid="000e0bd7" style:font-weight-asian="bold" style:font-weight-complex="bold"/>
    </style:style>
    <style:style style:name="T12" style:family="text">
      <style:text-properties fo:font-weight="bold" officeooo:rsid="0010d87d" style:font-weight-asian="bold" style:font-weight-complex="bold"/>
    </style:style>
    <style:style style:name="T13" style:family="text">
      <style:text-properties fo:font-weight="bold" officeooo:rsid="00114da6" style:font-weight-asian="bold" style:font-weight-complex="bold"/>
    </style:style>
    <style:style style:name="T14" style:family="text">
      <style:text-properties fo:font-weight="bold" officeooo:rsid="00184451" style:font-weight-asian="bold" style:font-weight-complex="bold"/>
    </style:style>
    <style:style style:name="T15" style:family="text">
      <style:text-properties fo:font-weight="bold" officeooo:rsid="0019427a" style:font-weight-asian="bold" style:font-weight-complex="bold"/>
    </style:style>
    <style:style style:name="T16" style:family="text">
      <style:text-properties fo:font-weight="bold" officeooo:rsid="001ac71b" style:font-weight-asian="bold" style:font-weight-complex="bold"/>
    </style:style>
    <style:style style:name="T17" style:family="text">
      <style:text-properties fo:font-weight="bold" officeooo:rsid="00244233" style:font-weight-asian="bold" style:font-weight-complex="bold"/>
    </style:style>
    <style:style style:name="T18" style:family="text">
      <style:text-properties fo:font-weight="bold" officeooo:rsid="0029ac47" style:font-weight-asian="bold" style:font-weight-complex="bold"/>
    </style:style>
    <style:style style:name="T19" style:family="text">
      <style:text-properties fo:font-weight="bold" officeooo:rsid="002d1af4" style:font-weight-asian="bold" style:font-weight-complex="bold"/>
    </style:style>
    <style:style style:name="T20" style:family="text">
      <style:text-properties fo:font-weight="bold" officeooo:rsid="00353831" style:font-weight-asian="bold" style:font-weight-complex="bold"/>
    </style:style>
    <style:style style:name="T21" style:family="text">
      <style:text-properties officeooo:rsid="000c4cce"/>
    </style:style>
    <style:style style:name="T22" style:family="text">
      <style:text-properties officeooo:rsid="000e0bd7"/>
    </style:style>
    <style:style style:name="T23" style:family="text">
      <style:text-properties officeooo:rsid="000f95fd"/>
    </style:style>
    <style:style style:name="T24" style:family="text">
      <style:text-properties officeooo:rsid="0010d87d"/>
    </style:style>
    <style:style style:name="T25" style:family="text">
      <style:text-properties officeooo:rsid="00114da6"/>
    </style:style>
    <style:style style:name="T26" style:family="text">
      <style:text-properties officeooo:rsid="0014adbc"/>
    </style:style>
    <style:style style:name="T27" style:family="text">
      <style:text-properties officeooo:rsid="0014d398"/>
    </style:style>
    <style:style style:name="T28" style:family="text">
      <style:text-properties officeooo:rsid="00164f48"/>
    </style:style>
    <style:style style:name="T29" style:family="text">
      <style:text-properties officeooo:rsid="0016695b"/>
    </style:style>
    <style:style style:name="T30" style:family="text">
      <style:text-properties officeooo:rsid="00181fbd"/>
    </style:style>
    <style:style style:name="T31" style:family="text">
      <style:text-properties officeooo:rsid="00184451"/>
    </style:style>
    <style:style style:name="T32" style:family="text">
      <style:text-properties officeooo:rsid="0019427a"/>
    </style:style>
    <style:style style:name="T33" style:family="text">
      <style:text-properties officeooo:rsid="001ac71b"/>
    </style:style>
    <style:style style:name="T34" style:family="text">
      <style:text-properties officeooo:rsid="001c2896"/>
    </style:style>
    <style:style style:name="T35" style:family="text">
      <style:text-properties officeooo:rsid="001d2882"/>
    </style:style>
    <style:style style:name="T36" style:family="text">
      <style:text-properties officeooo:rsid="001e739a"/>
    </style:style>
    <style:style style:name="T37" style:family="text">
      <style:text-properties officeooo:rsid="00216ba6"/>
    </style:style>
    <style:style style:name="T38" style:family="text">
      <style:text-properties officeooo:rsid="0023290d"/>
    </style:style>
    <style:style style:name="T39" style:family="text">
      <style:text-properties officeooo:rsid="00244233"/>
    </style:style>
    <style:style style:name="T40" style:family="text">
      <style:text-properties officeooo:rsid="002568fb"/>
    </style:style>
    <style:style style:name="T41" style:family="text">
      <style:text-properties officeooo:rsid="00261247"/>
    </style:style>
    <style:style style:name="T42" style:family="text">
      <style:text-properties officeooo:rsid="0026cd5e"/>
    </style:style>
    <style:style style:name="T43" style:family="text">
      <style:text-properties officeooo:rsid="0028a571"/>
    </style:style>
    <style:style style:name="T44" style:family="text">
      <style:text-properties fo:color="#ff0000" loext:opacity="100%" officeooo:rsid="002568fb"/>
    </style:style>
    <style:style style:name="T45" style:family="text">
      <style:text-properties fo:color="#ff0000" loext:opacity="100%" fo:font-weight="bold" officeooo:rsid="0029ac47" style:font-weight-asian="bold" style:font-weight-complex="bold"/>
    </style:style>
    <style:style style:name="T46" style:family="text">
      <style:text-properties fo:color="#ff0000" loext:opacity="100%" fo:font-weight="bold" officeooo:rsid="00341ddf" style:font-weight-asian="bold" style:font-weight-complex="bold"/>
    </style:style>
    <style:style style:name="T47" style:family="text">
      <style:text-properties fo:color="#ff0000" loext:opacity="100%" officeooo:rsid="0028a571"/>
    </style:style>
    <style:style style:name="T48" style:family="text">
      <style:text-properties fo:color="#ff0000" loext:opacity="100%" officeooo:rsid="00308684"/>
    </style:style>
    <style:style style:name="T49" style:family="text">
      <style:text-properties fo:color="#ff0000" loext:opacity="100%" officeooo:rsid="00341ddf"/>
    </style:style>
    <style:style style:name="T50" style:family="text">
      <style:text-properties fo:color="#ff0000" loext:opacity="100%" officeooo:rsid="0036f20f"/>
    </style:style>
    <style:style style:name="T51" style:family="text">
      <style:text-properties officeooo:rsid="0029ac47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9ac47" style:font-weight-asian="normal" style:font-weight-complex="normal"/>
    </style:style>
    <style:style style:name="T54" style:family="text">
      <style:text-properties fo:font-weight="normal" officeooo:rsid="002b944b" style:font-weight-asian="normal" style:font-weight-complex="normal"/>
    </style:style>
    <style:style style:name="T55" style:family="text">
      <style:text-properties officeooo:rsid="002e8a20"/>
    </style:style>
    <style:style style:name="T56" style:family="text">
      <style:text-properties fo:color="#00a933" loext:opacity="100%"/>
    </style:style>
    <style:style style:name="T57" style:family="text">
      <style:text-properties fo:color="#00a933" loext:opacity="100%" officeooo:rsid="00308684"/>
    </style:style>
    <style:style style:name="T58" style:family="text">
      <style:text-properties fo:color="#000000" loext:opacity="100%"/>
    </style:style>
    <style:style style:name="T59" style:family="text">
      <style:text-properties fo:color="#000000" loext:opacity="100%" officeooo:rsid="00244233"/>
    </style:style>
    <style:style style:name="T60" style:family="text">
      <style:text-properties fo:color="#000000" loext:opacity="100%" officeooo:rsid="002568fb"/>
    </style:style>
    <style:style style:name="T61" style:family="text">
      <style:text-properties fo:color="#000000" loext:opacity="100%" officeooo:rsid="0028a571"/>
    </style:style>
    <style:style style:name="T62" style:family="text">
      <style:text-properties fo:color="#000000" loext:opacity="100%" officeooo:rsid="00341ddf"/>
    </style:style>
    <style:style style:name="T63" style:family="text">
      <style:text-properties fo:color="#000000" loext:opacity="100%" officeooo:rsid="0029ac47"/>
    </style:style>
    <style:style style:name="T64" style:family="text">
      <style:text-properties fo:color="#000000" loext:opacity="100%" fo:font-weight="bold" officeooo:rsid="00341ddf" style:font-weight-asian="bold" style:font-weight-complex="bold"/>
    </style:style>
    <style:style style:name="T65" style:family="text">
      <style:text-properties fo:color="#000000" loext:opacity="100%" fo:font-weight="bold" officeooo:rsid="0029ac47" style:font-weight-asian="bold" style:font-weight-complex="bold"/>
    </style:style>
    <style:style style:name="T66" style:family="text">
      <style:text-properties fo:color="#000000" loext:opacity="100%" fo:font-weight="normal" officeooo:rsid="0029ac47" style:font-weight-asian="normal" style:font-weight-complex="normal"/>
    </style:style>
    <style:style style:name="T67" style:family="text">
      <style:text-properties fo:color="#000000" loext:opacity="100%" fo:font-weight="normal" officeooo:rsid="00341ddf" style:font-weight-asian="normal" style:font-weight-complex="normal"/>
    </style:style>
    <style:style style:name="T68" style:family="text">
      <style:text-properties officeooo:rsid="0031d9c3"/>
    </style:style>
    <style:style style:name="T69" style:family="text">
      <style:text-properties officeooo:rsid="0032c30a"/>
    </style:style>
    <style:style style:name="T70" style:family="text">
      <style:text-properties officeooo:rsid="0036f2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ose ohne Sphagnum → <text:span text:style-name="T6">müssen auch ins Herbarium</text:span></text:p>
      <text:p text:style-name="P1"/>
      <text:p text:style-name="P4">MEU TROCK</text:p>
      <text:p text:style-name="P6">Sphag 1 <text:span text:style-name="T36">5.6. </text:span><text:span text:style-name="T1">MW (eigentlich MO) </text:span>ID 18 nicht ausreichend zum bestimen, vmtl S. Capillifolium</text:p>
      <text:p text:style-name="P7">Sphag 2.6. ID 26 Hypnum jutlandicum Sphagnum fimbriatum</text:p>
      <text:p text:style-name="P4"/>
      <text:p text:style-name="P2">2.6.</text:p>
      <text:p text:style-name="P1">M1 ID <text:span text:style-name="T4">ID 1 Polytrichum formosum</text:span></text:p>
      <text:p text:style-name="P1">M2 ID <text:span text:style-name="T4">3 Hypnum cupressiforme</text:span></text:p>
      <text:p text:style-name="P1">M3 ID <text:span text:style-name="T4">4 Polytrichum frmosum</text:span></text:p>
      <text:p text:style-name="P11">M4 ID 5 Campylopus pyriformis </text:p>
      <text:p text:style-name="P11">M5 ID 5 Tetraphis pellucida</text:p>
      <text:p text:style-name="P11">M6 ID 16 Campylopus pyriformis</text:p>
      <text:p text:style-name="P11">M7a&amp;b ID 19 Campylopus pyriformis</text:p>
      <text:p text:style-name="P11">M8 ID 20 Hypnum cupressiforme, &lt;dicranum scopareium, Campylopus pyriformis</text:p>
      <text:p text:style-name="P1"/>
      <text:p text:style-name="P2">5.6.</text:p>
      <text:p text:style-name="P1">M1 ID <text:span text:style-name="T1">3 MW (eigentlich MO) Hypnum jutlandicum</text:span></text:p>
      <text:p text:style-name="P1">M2 ID <text:span text:style-name="T3">4</text:span> <text:span text:style-name="T1">Polytrichum formosum, Dicranum scoparia</text:span></text:p>
      <text:p text:style-name="P1">M3 ID <text:span text:style-name="T3">5</text:span> <text:span text:style-name="T1">Dicranum scoparia</text:span></text:p>
      <text:p text:style-name="P11">M4 ID 10 Campylopus pyriformis</text:p>
      <text:p text:style-name="P10">M5 Sonderstandort MW Tetraphis pellucida</text:p>
      <text:p text:style-name="P10">M6 Sonderstandort MW Hypnum cupressiforme</text:p>
      <text:p text:style-name="P10">M7 ID 13 <text:span text:style-name="T3">MW (eig MO)</text:span> lophocolea heterophylla, lepidozia reptans, dicranum flagellare</text:p>
      <text:p text:style-name="P11">M8 ID 18 Dicranum scopaium</text:p>
      <text:p text:style-name="P9">M9 ID 26 &amp; 27 <text:span text:style-name="T2">MW (eigentlich MO) </text:span>Dicranella cerviculata</text:p>
      <text:p text:style-name="P8">M10 ID 11 <text:span text:style-name="T1">NM lophocolea heterophylla</text:span></text:p>
      <text:p text:style-name="P9">M11 ID 15 <text:span text:style-name="T2">MW (eigentlich MO) </text:span>Pohlia nutans</text:p>
      <text:p text:style-name="P10">M12 ID 20 <text:span text:style-name="T3">NM </text:span>Campylopus pyriformis</text:p>
      <text:p text:style-name="P9">M13 ID 21 <text:span text:style-name="T2">MW (eigentlich MO) </text:span>Dicranum scoparium &amp; Campylopus pyriformis</text:p>
      <text:p text:style-name="P9">M14 ID 2<text:span text:style-name="T3">3</text:span> <text:span text:style-name="T2">MW (eigentlich MO) </text:span>Campylopus pyrformis</text:p>
      <text:p text:style-name="P8"/>
      <text:p text:style-name="P1"/>
      <text:p text:style-name="P2">12.6.</text:p>
      <text:p text:style-name="P1">M1 ID <text:span text:style-name="T1">1 Dicranum scoparium</text:span></text:p>
      <text:p text:style-name="P1">M2 ID <text:span text:style-name="T1">1 Dicranum scoparia</text:span></text:p>
      <text:p text:style-name="P1">M3 ID <text:span text:style-name="T1">1 Hypnum cupressiforme</text:span></text:p>
      <text:p text:style-name="P10">M4 ID 1 Campylopus flexuosus</text:p>
      <text:p text:style-name="P10">M5 ID 3 Tetraphis pellucida, Campylopus flexuosus</text:p>
      <text:p text:style-name="P10">M6 ID 6 Pohlia nutans, Mnium hornum</text:p>
      <text:p text:style-name="P10">M7 ID 8 Polytrichum formosum</text:p>
      <text:p text:style-name="P10">M8 ID 12 Tetraphis pellucida, Dicranum flagellare <text:span text:style-name="T3">jeweils deckung +</text:span></text:p>
      <text:p text:style-name="P10">M9 ID 14 Dicranum flagellare</text:p>
      <text:p text:style-name="P25">M10a ID16 Tetraphis pellucida, <text:span text:style-name="T3">Pohlia nutans </text:span></text:p>
      <text:p text:style-name="P10">M10b ID 16 Tetraphis pellucida, Dicranodontium denudatum</text:p>
      <text:p text:style-name="P10">M11 ID 17 Tetraphis pellucida, Campylopus flexuosus</text:p>
      <text:p text:style-name="P10">M12a ID 18 Dicranella cerviculata</text:p>
      <text:p text:style-name="P10">M12b D 18 Tetraphis pellucida</text:p>
      <text:p text:style-name="P10">M13 ID 19 Tetrapis pellucida, Campylopus flexuosus</text:p>
      <text:p text:style-name="P1"/>
      <text:p text:style-name="P4">MEU NASS</text:p>
      <text:p text:style-name="P5">22.5</text:p>
      <text:p text:style-name="P5"><text:soft-page-break/>ohne stanodrt nur „Mitte“ S. Fallax &amp; S. cuspidatum</text:p>
      <text:p text:style-name="P2">16.6</text:p>
      <text:p text:style-name="P1">M1 ID <text:span text:style-name="T33">7 </text:span><text:span text:style-name="T34">S. Fallax, Leucobryum glaucum</text:span></text:p>
      <text:p text:style-name="P1">M2 ID <text:span text:style-name="T32">8 </text:span><text:span text:style-name="T16">Tetraphis pellucida</text:span><text:span text:style-name="T33">, Hypnum cupressiforme, Dicranum flagellare</text:span></text:p>
      <text:p text:style-name="P1">M3 ID <text:span text:style-name="T32">4 + Gras 1 </text:span></text:p>
      <text:p text:style-name="P1"/>
      <text:p text:style-name="P2">26.6.</text:p>
      <text:p text:style-name="P17">Hypnum 1 ID 1 H. cupressiforme</text:p>
      <text:p text:style-name="P1">M1 ID <text:span text:style-name="T26">1 Hypnum jutlandicum</text:span></text:p>
      <text:p text:style-name="P1">M2 ID <text:span text:style-name="T26">1 </text:span><text:span text:style-name="T27">Camp. pyriformis</text:span></text:p>
      <text:p text:style-name="P1">M3 ID <text:span text:style-name="T27">7 </text:span><text:span text:style-name="T28">Dicranum scoparium</text:span></text:p>
      <text:p text:style-name="P19">M4 ID 9 Campylopus pyriformis</text:p>
      <text:p text:style-name="P14">M5 ID 11 mit Sphagnum cu<text:span text:style-name="T21">spidatum</text:span>, <text:span text:style-name="T22">C</text:span><text:span text:style-name="T11">smpylopus pyriformis</text:span></text:p>
      <text:p text:style-name="P15">M6 ID 11 <text:span text:style-name="T23">Tetraphis pellucida, fuscocephaloziopsis connivens </text:span><text:span text:style-name="T24">(Rote Liste!!), </text:span><text:span text:style-name="T12">Campylopus pyriformis</text:span></text:p>
      <text:p text:style-name="P16">M7 ID 11 <text:span text:style-name="T8">Hypnum cupressiforme</text:span>, <text:span text:style-name="T25">Campylopus pyriformis, </text:span><text:span text:style-name="T13">Polytrichum formosum</text:span><text:span text:style-name="T25">, </text:span></text:p>
      <text:p text:style-name="P13">M8 ID 11 <text:span text:style-name="T7">Campylopus pyriformis</text:span></text:p>
      <text:p text:style-name="P12">M9 ID 12 Hypnum <text:span text:style-name="T5">cupressiforme</text:span>, <text:span text:style-name="T5">Pohila nutans, </text:span><text:span text:style-name="T9">Campylopus pyri</text:span><text:span text:style-name="T10">formis</text:span></text:p>
      <text:p text:style-name="P1"/>
      <text:p text:style-name="P2">12.6.</text:p>
      <text:p text:style-name="P33">bis M11 siehe M trock 12.6. M12 &amp; M13 nur für jeweilige fläche gültig!!</text:p>
      <text:p text:style-name="P24">M12 ID 1 Hypnum cupressiforme, Dicranum scoparium</text:p>
      <text:p text:style-name="P24">M13 ID 4 S: fallax, Hypnum cupressiforme</text:p>
      <text:p text:style-name="P23">M14 ID 18 Leucobryum glaucum, <text:span text:style-name="T35">Campylopus pyriformis</text:span></text:p>
      <text:p text:style-name="P1"/>
      <text:p text:style-name="P2">19.6</text:p>
      <text:p text:style-name="P20">Hypnum 1 ID 1 H. Cupressiforme</text:p>
      <text:p text:style-name="P21">Hypnum 2 ID 1 <text:span text:style-name="T31">H, cupressiforme</text:span></text:p>
      <text:p text:style-name="P22">Hypnum 3 ID 11 cupressiforme</text:p>
      <text:p text:style-name="P1">M1 ID <text:span text:style-name="T31">1 H. Cupressiforme &amp; </text:span><text:span text:style-name="T14">Dicranum scoparium</text:span></text:p>
      <text:p text:style-name="P18">M1 SoSt <text:span text:style-name="T32">T. Pellucida, </text:span><text:span text:style-name="T15">Campylopsús pyriformis (?)</text:span></text:p>
      <text:p text:style-name="P1">M2 <text:span text:style-name="T30">SoSt Tetraphis pellucida</text:span></text:p>
      <text:p text:style-name="P1">M3 <text:span text:style-name="T29">SoSt alles Tetraphis pellucida</text:span></text:p>
      <text:p text:style-name="P1"/>
      <text:p text:style-name="P4">LIC</text:p>
      <text:p text:style-name="P3">10.7.</text:p>
      <text:p text:style-name="P1">M1 ID <text:span text:style-name="T39">1 Hypnum cupressiform</text:span><text:span text:style-name="T59">e, </text:span><text:span text:style-name="T60">Mnium hornum ,</text:span><text:span text:style-name="T40"> Campylopus oyriformis</text:span></text:p>
      <text:p text:style-name="P1">M2 ID <text:span text:style-name="T37">2 Dicranum scoparium, <text:s/>kleines bisschen hypnum cupressiforme, </text:span><text:span text:style-name="T38">Campylopus pyriformis</text:span></text:p>
      <text:p text:style-name="P1">M3 ID <text:span text:style-name="T40">8 </text:span><text:span text:style-name="T41">Sphag 4, </text:span><text:span text:style-name="T42">Campylopus pyriformis</text:span><text:span text:style-name="T41">, Hypnum jutlandicum</text:span></text:p>
      <text:p text:style-name="P35">M4 ID 9 Leucobryum glaucum</text:p>
      <text:p text:style-name="P35">M5 ID 17 P. Formosum, <text:span text:style-name="T37">Hypnum jutlandicum</text:span></text:p>
      <text:p text:style-name="P36">M6 ID 33 (kleines bisschen hyp cup), <text:span text:style-name="T17">Camplylopus pyriformis</text:span></text:p>
      <text:p text:style-name="P35">M8 ID ?? Hypnum cupressiforme</text:p>
      <text:p text:style-name="P1"/>
      <text:p text:style-name="P3">7.7.</text:p>
      <text:p text:style-name="P37">Hypnum 1 ID3 Hypnum cupressiforme</text:p>
      <text:p text:style-name="P39">Hypnum 2 ID 40 <text:span text:style-name="T69">Hypnum cupressiforme</text:span></text:p>
      <text:p text:style-name="P37">Hypnum 3 ID 56 Hypnum cupressiforme</text:p>
      <text:p text:style-name="P38">Hypnum 4 ID 61 <text:span text:style-name="T68">Hypnum cupressiforme</text:span></text:p>
      <text:p text:style-name="P1">M1 ID <text:span text:style-name="T61">1 </text:span><text:span text:style-name="T62">Campylopus flexuosus</text:span></text:p>
      <text:p text:style-name="P32">M2 ID <text:span text:style-name="T42">1 Tetraphis pellucida (mit mini bisschen hypnum)</text:span></text:p>
      <text:p text:style-name="P1"><text:span text:style-name="T58">M3 ID </text:span><text:span text:style-name="T61">1 </text:span><text:span text:style-name="T63">Tetraphis oellucida, </text:span><text:span text:style-name="T64">Campylopus flexuosus</text:span><text:span text:style-name="T65"> </text:span><text:span text:style-name="T66">H</text:span><text:span text:style-name="T67">y</text:span><text:span text:style-name="T66">pn</text:span><text:span text:style-name="T53">um jutlandicum</text:span></text:p>
      <text:p text:style-name="P27"><text:soft-page-break/><text:span text:style-name="T53">M</text:span><text:span text:style-name="T52">4 ID 1 </text:span><text:span text:style-name="T54">mini bisschen tetraphis pellucida, </text:span><text:span text:style-name="T20">Dicranum flagellare</text:span></text:p>
      <text:p text:style-name="P26">M5 ID 2 <text:span text:style-name="T69">Hypnum jutlandicum</text:span></text:p>
      <text:p text:style-name="P28">M6 ID 26 Pohlia nutans</text:p>
      <text:p text:style-name="P30">M7 ID 26 Tetraphis pellucida</text:p>
      <text:p text:style-name="P31">M8 ID 38 <text:s/>Pohlia nutans</text:p>
      <text:p text:style-name="P30">M9 ID 40 Tetraphis pellucida, fuscocephaloziopsis connivens ?, <text:span text:style-name="T70">Riccardia latifrons B</text:span><text:span text:style-name="T57">eleg → auf Totholz</text:span></text:p>
      <text:p text:style-name="P29">M10 ID 58 <text:span text:style-name="T55">Campylopus pyriformis</text:span></text:p>
      <text:p text:style-name="P28">M11 ID 58 Campylopus pyriformis</text:p>
      <text:p text:style-name="P31">M12 ID 60 Campylopus pyriform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1:25:43.845517752</meta:creation-date>
    <dc:date>2026-02-04T15:22:08.106538962</dc:date>
    <meta:editing-duration>PT39M1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3" meta:paragraph-count="101" meta:word-count="618" meta:character-count="3838" meta:non-whitespace-character-count="3315"/>
  </office:meta>
</office:document-meta>
</file>